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5c65" officeooo:paragraph-rsid="00185c65"/>
    </style:style>
    <style:style style:name="P2" style:family="paragraph" style:parent-style-name="Standard">
      <style:paragraph-properties fo:text-align="start" style:justify-single-word="false"/>
      <style:text-properties officeooo:rsid="00185c65" officeooo:paragraph-rsid="00185c65"/>
    </style:style>
    <style:style style:name="P3" style:family="paragraph" style:parent-style-name="Standard">
      <style:paragraph-properties fo:text-align="start" style:justify-single-word="false"/>
      <style:text-properties officeooo:rsid="001972e2" officeooo:paragraph-rsid="001972e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ion to Yesterday's GOP Debates</text:p>
      <text:p text:style-name="P1"/>
      <text:p text:style-name="P2"><text:tab/>I am currently feeling a strange mix between confusion and amazement. Confusion at how any of the people I witnessed attempt to debate last night, and amazement that none of them suddenly forgot how to stop breating, in a similar manner to how Jeb Bush completely forgot about <text:span text:style-name="T1">LITERALLY THE LAST TWELVE YEARS OF AMERICAN ECONOMIC HISTORY. </text:span><text:span text:style-name="T5">None of the candidates were even </text:span><text:span text:style-name="T1">trying</text:span><text:span text:style-name="T5"> to have a sensical and civil debate. It was 50% insuling, 35% question dodging, 10% idocracy, and 5% </text:span><text:span text:style-name="T1">actual, real answers</text:span></text:p>
      <text:p text:style-name="P2"><text:span text:style-name="T5"><text:tab/>And don't get me started on Trump. Literally less than fifteen seconds after one of his candidates denoucned his past behavior (such as </text:span><text:span text:style-name="T6">insulting other candidates based on their appearance</text:span><text:span text:style-name="T7">)</text:span><text:span text:style-name="T2"> </text:span><text:span text:style-name="T7">as juvenile and not fitting for a presidential candidate, he turned around </text:span><text:span text:style-name="T2">and insulted the appearance of said candidate</text:span><text:span text:style-name="T7">. How. Do. You. Remember. To. Breathe</text:span><text:span text:style-name="T8">‽ Probably the only comment that I actually agreed with from that entire debate was from Ms. “HPV Vaccienes cause mental retardation” Fiona, who asked if anybody would ever trust Trump with the nuclear launch codes.</text:span></text:p>
      <text:p text:style-name="P2"><text:span text:style-name="T8">Also every time he was accused of driving three companies into bankruptcy (which was for tax reasons, not very better than the colloquial bankruptcy), he denied it. </text:span><text:span text:style-name="T4">Denied it</text:span><text:span text:style-name="T8">. The information is </text:span><text:span text:style-name="T3">public domain, </text:span><text:span text:style-name="T8">people!</text:span></text:p>
      <text:p text:style-name="P2"/>
      <text:p text:style-name="P3"><text:span text:style-name="T8">Trump's comment on vaccienes, “There is an Autism Epidemic,” is probably going to be my Steam username for quite a whil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7T13:57:21.936806315</meta:creation-date>
    <dc:date>2015-09-17T14:06:40.406802022</dc:date>
    <meta:editing-duration>PT9M18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5" meta:word-count="236" meta:character-count="1438" meta:non-whitespace-character-count="1204"/>
  </office:meta>
</office:document-meta>
</file>